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pitch="variable" fo:font-size="18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ff0000" fo:font-family="'Times New Roman'" style:font-pitch="variable" fo:font-size="18pt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color="#00ae00" fo:font-family="'Times New Roman'" style:font-pitch="variable" fo:font-size="18pt" fo:font-weight="bold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color="#2323dc" fo:font-family="'Times New Roman'" style:font-pitch="variable" fo:font-size="18pt" fo:font-weight="bold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align="center" fo:text-indent="0cm"/>
      <style:text-properties style:use-window-font-color="true" fo:font-size="18pt"/>
    </style:style>
    <style:style style:name="P11" style:family="paragraph">
      <style:paragraph-properties fo:margin-left="0cm" fo:margin-right="0cm" fo:text-align="center" fo:text-indent="0cm"/>
      <style:text-properties style:use-window-font-color="true" fo:font-family="'Times New Roman'" style:font-pitch="variable" fo:font-size="18pt" fo:font-weight="bold" style:font-size-asian="18pt" style:font-size-complex="18pt"/>
    </style:style>
    <style:style style:name="T1" style:family="text">
      <style:text-properties fo:font-family="'Times New Roman'" style:font-pitch="variable" fo:font-size="18pt" fo:font-weight="bold" style:font-size-asian="18pt" style:font-size-complex="18pt"/>
    </style:style>
    <style:style style:name="T2" style:family="text">
      <style:text-properties style:text-position="-20% 40%" fo:font-family="'Times New Roman'" style:font-pitch="variable" fo:font-size="18pt" fo:font-weight="bold" style:font-size-asian="18pt" style:font-size-complex="18pt"/>
    </style:style>
    <style:style style:name="T3" style:family="text">
      <style:text-properties fo:color="#ff0000" fo:font-family="'Times New Roman'" style:font-pitch="variable" fo:font-size="18pt" fo:font-weight="bold" style:font-size-asian="18pt" style:font-size-complex="18pt"/>
    </style:style>
    <style:style style:name="T4" style:family="text">
      <style:text-properties fo:color="#ff0000" style:text-position="-20% 40%" fo:font-family="'Times New Roman'" style:font-pitch="variable" fo:font-size="18pt" fo:font-weight="bold" style:font-size-asian="18pt" style:font-size-complex="18pt"/>
    </style:style>
    <style:style style:name="T5" style:family="text">
      <style:text-properties fo:color="#00ae00" fo:font-family="'Times New Roman'" style:font-pitch="variable" fo:font-size="18pt" fo:font-weight="bold" style:font-size-asian="18pt" style:font-size-complex="18pt"/>
    </style:style>
    <style:style style:name="T6" style:family="text">
      <style:text-properties fo:color="#00ae00" style:text-position="-20% 40%" fo:font-family="'Times New Roman'" style:font-pitch="variable" fo:font-size="18pt" fo:font-weight="bold" style:font-size-asian="18pt" style:font-size-complex="18pt"/>
    </style:style>
    <style:style style:name="T7" style:family="text">
      <style:text-properties fo:color="#2323dc" fo:font-family="'Times New Roman'" style:font-pitch="variable" fo:font-size="18pt" fo:font-weight="bold" style:font-size-asian="18pt" style:font-size-complex="18pt"/>
    </style:style>
    <style:style style:name="T8" style:family="text">
      <style:text-properties fo:color="#2323dc" style:text-position="-20% 40%" fo:font-family="'Times New Roman'" style:font-pitch="variable" fo:font-size="18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1.25cm" svg:height="1.25cm" svg:x="1cm" svg:y="1cm">
          <text:p/>
        </draw:rect>
        <draw:rect draw:style-name="gr2" draw:text-style-name="P2" draw:layer="layout" svg:width="1cm" svg:height="1cm" svg:x="1.125cm" svg:y="1.125cm">
          <text:p/>
        </draw:rect>
        <draw:rect draw:style-name="gr1" draw:text-style-name="P1" draw:layer="layout" svg:width="2.25cm" svg:height="1.25cm" svg:x="3cm" svg:y="1cm">
          <text:p/>
        </draw:rect>
        <draw:rect draw:style-name="gr2" draw:text-style-name="P2" draw:layer="layout" svg:width="1cm" svg:height="1cm" svg:x="3.125cm" svg:y="1.125cm">
          <text:p/>
        </draw:rect>
        <draw:rect draw:style-name="gr2" draw:text-style-name="P2" draw:layer="layout" svg:width="1cm" svg:height="1cm" svg:x="4.125cm" svg:y="1.125cm">
          <text:p/>
        </draw:rect>
        <draw:rect draw:style-name="gr1" draw:text-style-name="P1" draw:layer="layout" svg:width="3.25cm" svg:height="1.25cm" svg:x="6cm" svg:y="1cm">
          <text:p/>
        </draw:rect>
        <draw:rect draw:style-name="gr2" draw:text-style-name="P2" draw:layer="layout" svg:width="1cm" svg:height="1cm" svg:x="6.125cm" svg:y="1.125cm">
          <text:p/>
        </draw:rect>
        <draw:rect draw:style-name="gr2" draw:text-style-name="P2" draw:layer="layout" svg:width="1cm" svg:height="1cm" svg:x="7.125cm" svg:y="1.125cm">
          <text:p/>
        </draw:rect>
        <draw:rect draw:style-name="gr2" draw:text-style-name="P2" draw:layer="layout" svg:width="1cm" svg:height="1cm" svg:x="8.125cm" svg:y="1.125cm">
          <text:p/>
        </draw:rect>
        <draw:rect draw:style-name="gr1" draw:text-style-name="P1" draw:layer="layout" svg:width="4.25cm" svg:height="1.25cm" svg:x="10cm" svg:y="1cm">
          <text:p/>
        </draw:rect>
        <draw:rect draw:style-name="gr2" draw:text-style-name="P2" draw:layer="layout" svg:width="1cm" svg:height="1cm" svg:x="10.125cm" svg:y="1.125cm">
          <text:p/>
        </draw:rect>
        <draw:rect draw:style-name="gr2" draw:text-style-name="P2" draw:layer="layout" svg:width="1cm" svg:height="1cm" svg:x="11.125cm" svg:y="1.125cm">
          <text:p/>
        </draw:rect>
        <draw:rect draw:style-name="gr2" draw:text-style-name="P2" draw:layer="layout" svg:width="1cm" svg:height="1cm" svg:x="12.125cm" svg:y="1.125cm">
          <text:p/>
        </draw:rect>
        <draw:rect draw:style-name="gr2" draw:text-style-name="P2" draw:layer="layout" svg:width="1cm" svg:height="1cm" svg:x="13.125cm" svg:y="1.125cm">
          <text:p/>
        </draw:rect>
        <draw:rect draw:style-name="gr1" draw:text-style-name="P1" draw:layer="layout" svg:width="5.25cm" svg:height="1.25cm" svg:x="15cm" svg:y="1cm">
          <text:p/>
        </draw:rect>
        <draw:rect draw:style-name="gr2" draw:text-style-name="P2" draw:layer="layout" svg:width="1cm" svg:height="1cm" svg:x="15.125cm" svg:y="1.125cm">
          <text:p/>
        </draw:rect>
        <draw:rect draw:style-name="gr2" draw:text-style-name="P2" draw:layer="layout" svg:width="1cm" svg:height="1cm" svg:x="16.125cm" svg:y="1.125cm">
          <text:p/>
        </draw:rect>
        <draw:rect draw:style-name="gr2" draw:text-style-name="P2" draw:layer="layout" svg:width="1cm" svg:height="1cm" svg:x="17.125cm" svg:y="1.125cm">
          <text:p/>
        </draw:rect>
        <draw:rect draw:style-name="gr2" draw:text-style-name="P2" draw:layer="layout" svg:width="1cm" svg:height="1cm" svg:x="18.125cm" svg:y="1.125cm">
          <text:p/>
        </draw:rect>
        <draw:rect draw:style-name="gr2" draw:text-style-name="P2" draw:layer="layout" svg:width="1cm" svg:height="1cm" svg:x="19.125cm" svg:y="1.125cm">
          <text:p/>
        </draw:rect>
        <draw:rect draw:style-name="gr1" draw:text-style-name="P1" draw:layer="layout" svg:width="1.25cm" svg:height="1.25cm" svg:x="1cm" svg:y="3cm">
          <text:p/>
        </draw:rect>
        <draw:rect draw:style-name="gr1" draw:text-style-name="P1" draw:layer="layout" svg:width="2.25cm" svg:height="1.25cm" svg:x="3cm" svg:y="3cm">
          <text:p/>
        </draw:rect>
        <draw:rect draw:style-name="gr1" draw:text-style-name="P1" draw:layer="layout" svg:width="3.25cm" svg:height="1.25cm" svg:x="6cm" svg:y="3cm">
          <text:p/>
        </draw:rect>
        <draw:rect draw:style-name="gr1" draw:text-style-name="P1" draw:layer="layout" svg:width="4.25cm" svg:height="1.25cm" svg:x="10cm" svg:y="3cm">
          <text:p/>
        </draw:rect>
        <draw:rect draw:style-name="gr1" draw:text-style-name="P1" draw:layer="layout" svg:width="5.25cm" svg:height="1.25cm" svg:x="15cm" svg:y="3cm">
          <text:p/>
        </draw:rect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rect draw:style-name="gr1" draw:text-style-name="P1" draw:layer="layout" svg:width="2.25cm" svg:height="1.25cm" svg:x="10.5cm" svg:y="2cm">
          <text:p/>
        </draw:rect>
        <draw:rect draw:style-name="gr4" draw:text-style-name="P5" draw:id="id1" draw:layer="layout" svg:width="1cm" svg:height="1cm" svg:x="10.625cm" svg:y="2.125cm">
          <text:p text:style-name="P4"><text:span text:style-name="T1">E</text:span></text:p>
        </draw:rect>
        <draw:rect draw:style-name="gr4" draw:text-style-name="P5" draw:id="id3" draw:layer="layout" svg:width="1cm" svg:height="1cm" svg:x="11.625cm" svg:y="2.125cm">
          <text:p text:style-name="P4"><text:span text:style-name="T1">!</text:span></text:p>
        </draw:rect>
        <draw:rect draw:style-name="gr1" draw:text-style-name="P1" draw:id="id6" draw:layer="layout" svg:width="2.25cm" svg:height="1.25cm" svg:x="4.75cm" svg:y="8cm">
          <text:p/>
        </draw:rect>
        <draw:rect draw:style-name="gr4" draw:text-style-name="P5" draw:layer="layout" svg:width="1cm" svg:height="1cm" svg:x="5.875cm" svg:y="8.125cm">
          <text:p text:style-name="P4"><text:span text:style-name="T1">!</text:span></text:p>
        </draw:rect>
        <draw:rect draw:style-name="gr4" draw:text-style-name="P5" draw:layer="layout" svg:width="1cm" svg:height="1cm" svg:x="4.875cm" svg:y="8.125cm">
          <text:p text:style-name="P4"><text:span text:style-name="T1">A</text:span></text:p>
        </draw:rect>
        <draw:rect draw:style-name="gr1" draw:text-style-name="P1" draw:id="id2" draw:layer="layout" svg:width="2.25cm" svg:height="1.25cm" svg:x="6.375cm" svg:y="5cm">
          <text:p/>
        </draw:rect>
        <draw:rect draw:style-name="gr4" draw:text-style-name="P5" draw:id="id7" draw:layer="layout" svg:width="1cm" svg:height="1cm" svg:x="7.5cm" svg:y="5.125cm">
          <text:p text:style-name="P4"><text:span text:style-name="T1">!</text:span></text:p>
        </draw:rect>
        <draw:rect draw:style-name="gr4" draw:text-style-name="P5" draw:id="id5" draw:layer="layout" svg:width="1cm" svg:height="1cm" svg:x="6.5cm" svg:y="5.125cm">
          <text:p text:style-name="P4"><text:span text:style-name="T1">B</text:span></text:p>
        </draw:rect>
        <draw:rect draw:style-name="gr1" draw:text-style-name="P1" draw:id="id8" draw:layer="layout" svg:width="3.25cm" svg:height="1.25cm" svg:x="7.75cm" svg:y="8cm">
          <text:p/>
        </draw:rect>
        <draw:rect draw:style-name="gr4" draw:text-style-name="P5" draw:layer="layout" svg:width="1cm" svg:height="1cm" svg:x="9.875cm" svg:y="8.125cm">
          <text:p text:style-name="P4"><text:span text:style-name="T1">!</text:span></text:p>
        </draw:rect>
        <draw:rect draw:style-name="gr4" draw:text-style-name="P5" draw:layer="layout" svg:width="1cm" svg:height="1cm" svg:x="7.875cm" svg:y="8.125cm">
          <text:p text:style-name="P4"><text:span text:style-name="T1">C</text:span></text:p>
        </draw:rect>
        <draw:rect draw:style-name="gr4" draw:text-style-name="P5" draw:layer="layout" svg:width="1cm" svg:height="1cm" svg:x="8.875cm" svg:y="8.125cm">
          <text:p text:style-name="P4"><text:span text:style-name="T1">D</text:span></text:p>
        </draw:rect>
        <draw:rect draw:style-name="gr1" draw:text-style-name="P1" draw:id="id10" draw:layer="layout" svg:width="2.25cm" svg:height="1.25cm" svg:x="12.25cm" svg:y="8cm">
          <text:p/>
        </draw:rect>
        <draw:rect draw:style-name="gr4" draw:text-style-name="P5" draw:layer="layout" svg:width="1cm" svg:height="1cm" svg:x="13.375cm" svg:y="8.125cm">
          <text:p text:style-name="P4"><text:span text:style-name="T1">!</text:span></text:p>
        </draw:rect>
        <draw:rect draw:style-name="gr4" draw:text-style-name="P5" draw:layer="layout" svg:width="1cm" svg:height="1cm" svg:x="12.375cm" svg:y="8.125cm">
          <text:p text:style-name="P4"><text:span text:style-name="T1">F</text:span></text:p>
        </draw:rect>
        <draw:rect draw:style-name="gr1" draw:text-style-name="P1" draw:id="id12" draw:layer="layout" svg:width="3.25cm" svg:height="1.25cm" svg:x="15.25cm" svg:y="8cm">
          <text:p/>
        </draw:rect>
        <draw:rect draw:style-name="gr4" draw:text-style-name="P5" draw:layer="layout" svg:width="1cm" svg:height="1cm" svg:x="17.375cm" svg:y="8.125cm">
          <text:p text:style-name="P4"><text:span text:style-name="T1">!</text:span></text:p>
        </draw:rect>
        <draw:rect draw:style-name="gr4" draw:text-style-name="P5" draw:layer="layout" svg:width="1cm" svg:height="1cm" svg:x="15.375cm" svg:y="8.125cm">
          <text:p text:style-name="P4"><text:span text:style-name="T1">I</text:span></text:p>
        </draw:rect>
        <draw:rect draw:style-name="gr4" draw:text-style-name="P5" draw:layer="layout" svg:width="1cm" svg:height="1cm" svg:x="16.375cm" svg:y="8.125cm">
          <text:p text:style-name="P4"><text:span text:style-name="T1">J</text:span></text:p>
        </draw:rect>
        <draw:rect draw:style-name="gr1" draw:text-style-name="P1" draw:id="id4" draw:layer="layout" svg:width="3.25cm" svg:height="1.25cm" svg:x="15.125cm" svg:y="5cm">
          <text:p/>
        </draw:rect>
        <draw:rect draw:style-name="gr4" draw:text-style-name="P5" draw:id="id13" draw:layer="layout" svg:width="1cm" svg:height="1cm" svg:x="17.25cm" svg:y="5.125cm">
          <text:p text:style-name="P4"><text:span text:style-name="T1">!</text:span></text:p>
        </draw:rect>
        <draw:rect draw:style-name="gr4" draw:text-style-name="P5" draw:id="id9" draw:layer="layout" svg:width="1cm" svg:height="1cm" svg:x="15.25cm" svg:y="5.125cm">
          <text:p text:style-name="P4"><text:span text:style-name="T1">G</text:span></text:p>
        </draw:rect>
        <draw:rect draw:style-name="gr4" draw:text-style-name="P5" draw:id="id11" draw:layer="layout" svg:width="1cm" svg:height="1cm" svg:x="16.25cm" svg:y="5.125cm">
          <text:p text:style-name="P4"><text:span text:style-name="T1">K</text:span></text:p>
        </draw:rect>
        <draw:rect draw:style-name="gr1" draw:text-style-name="P1" draw:id="id14" draw:layer="layout" svg:width="3.25cm" svg:height="1.25cm" svg:x="19.25cm" svg:y="8cm">
          <text:p/>
        </draw:rect>
        <draw:rect draw:style-name="gr4" draw:text-style-name="P5" draw:layer="layout" svg:width="1cm" svg:height="1cm" svg:x="21.375cm" svg:y="8.125cm">
          <text:p text:style-name="P4"><text:span text:style-name="T1">!</text:span></text:p>
        </draw:rect>
        <draw:rect draw:style-name="gr4" draw:text-style-name="P5" draw:layer="layout" svg:width="1cm" svg:height="1cm" svg:x="19.375cm" svg:y="8.125cm">
          <text:p text:style-name="P4"><text:span text:style-name="T1">L</text:span></text:p>
        </draw:rect>
        <draw:rect draw:style-name="gr4" draw:text-style-name="P5" draw:layer="layout" svg:width="1cm" svg:height="1cm" svg:x="20.375cm" svg:y="8.125cm">
          <text:p text:style-name="P4"><text:span text:style-name="T1">M</text:span></text:p>
        </draw:rect>
        <draw:connector draw:style-name="gr5" draw:text-style-name="P1" draw:layer="layout" draw:type="line" svg:x1="11.125cm" svg:y1="3.125cm" svg:x2="7.5cm" svg:y2="5cm" draw:start-shape="id1" draw:start-glue-point="2" draw:end-shape="id2" draw:end-glue-point="0">
          <text:p/>
        </draw:connector>
        <draw:connector draw:style-name="gr5" draw:text-style-name="P1" draw:layer="layout" draw:type="line" svg:x1="12.125cm" svg:y1="3.125cm" svg:x2="16.75cm" svg:y2="5cm" draw:start-shape="id3" draw:start-glue-point="2" draw:end-shape="id4" draw:end-glue-point="0">
          <text:p/>
        </draw:connector>
        <draw:connector draw:style-name="gr5" draw:text-style-name="P1" draw:layer="layout" draw:type="line" svg:x1="7cm" svg:y1="6.125cm" svg:x2="5.875cm" svg:y2="8cm" draw:start-shape="id5" draw:start-glue-point="2" draw:end-shape="id6" draw:end-glue-point="0">
          <text:p/>
        </draw:connector>
        <draw:connector draw:style-name="gr5" draw:text-style-name="P1" draw:layer="layout" draw:type="line" svg:x1="8cm" svg:y1="6.125cm" svg:x2="9.375cm" svg:y2="8cm" draw:start-shape="id7" draw:start-glue-point="2" draw:end-shape="id8" draw:end-glue-point="0">
          <text:p/>
        </draw:connector>
        <draw:connector draw:style-name="gr5" draw:text-style-name="P1" draw:layer="layout" draw:type="line" svg:x1="15.75cm" svg:y1="6.125cm" svg:x2="13.375cm" svg:y2="8cm" draw:start-shape="id9" draw:start-glue-point="2" draw:end-shape="id10" draw:end-glue-point="0">
          <text:p/>
        </draw:connector>
        <draw:connector draw:style-name="gr5" draw:text-style-name="P1" draw:layer="layout" draw:type="line" svg:x1="16.75cm" svg:y1="6.125cm" svg:x2="16.875cm" svg:y2="8cm" draw:start-shape="id11" draw:start-glue-point="2" draw:end-shape="id12" draw:end-glue-point="0">
          <text:p/>
        </draw:connector>
        <draw:connector draw:style-name="gr5" draw:text-style-name="P1" draw:layer="layout" draw:type="line" svg:x1="17.75cm" svg:y1="6.125cm" svg:x2="20.875cm" svg:y2="8cm" draw:start-shape="id13" draw:start-glue-point="2" draw:end-shape="id14" draw:end-glue-point="0">
          <text:p/>
        </draw:connecto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1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rect draw:style-name="gr1" draw:text-style-name="P1" draw:layer="layout" svg:width="2.25cm" svg:height="1.25cm" svg:x="10.153cm" svg:y="2cm">
          <text:p/>
        </draw:rect>
        <draw:rect draw:style-name="gr1" draw:text-style-name="P1" draw:id="id16" draw:layer="layout" svg:width="2.25cm" svg:height="1.25cm" svg:x="4.653cm" svg:y="5cm">
          <text:p/>
        </draw:rect>
        <draw:rect draw:style-name="gr1" draw:text-style-name="P1" draw:id="id22" draw:layer="layout" svg:width="4.25cm" svg:height="1.25cm" svg:x="6cm" svg:y="8cm">
          <text:p/>
        </draw:rect>
        <draw:rect draw:style-name="gr1" draw:text-style-name="P1" draw:id="id18" draw:layer="layout" svg:width="4.25cm" svg:height="1.25cm" svg:x="11.5cm" svg:y="8cm">
          <text:p/>
        </draw:rect>
        <draw:rect draw:style-name="gr1" draw:text-style-name="P1" draw:id="id26" draw:layer="layout" svg:width="4.25cm" svg:height="1.25cm" svg:x="17cm" svg:y="8cm">
          <text:p/>
        </draw:rect>
        <draw:rect draw:style-name="gr1" draw:text-style-name="P1" draw:id="id28" draw:layer="layout" svg:width="4.194cm" svg:height="1.25cm" svg:x="22.431cm" svg:y="8cm">
          <text:p/>
        </draw:rect>
        <draw:rect draw:style-name="gr1" draw:text-style-name="P1" draw:id="id24" draw:layer="layout" svg:width="3.25cm" svg:height="1.25cm" svg:x="18.278cm" svg:y="5cm">
          <text:p/>
        </draw:rect>
        <draw:connector draw:style-name="gr5" draw:text-style-name="P1" draw:layer="layout" draw:type="line" svg:x1="10.75cm" svg:y1="3.125cm" svg:x2="5.778cm" svg:y2="5cm" draw:start-shape="id15" draw:start-glue-point="2" draw:end-shape="id16" draw:end-glue-point="0">
          <text:p/>
        </draw:connector>
        <draw:connector draw:style-name="gr5" draw:text-style-name="P1" draw:layer="layout" draw:type="line" svg:x1="18.875cm" svg:y1="6.125cm" svg:x2="13.625cm" svg:y2="8cm" draw:start-shape="id17" draw:start-glue-point="2" draw:end-shape="id18" draw:end-glue-point="0">
          <text:p/>
        </draw:connector>
        <draw:rect draw:style-name="gr1" draw:text-style-name="P1" draw:id="id20" draw:layer="layout" svg:width="4.25cm" svg:height="1.25cm" svg:x="0.375cm" svg:y="8cm">
          <text:p/>
        </draw:rect>
        <draw:rect draw:style-name="gr4" draw:text-style-name="P5" draw:id="id29" draw:layer="layout" svg:width="1cm" svg:height="1cm" svg:x="0.5cm" svg:y="8.125cm">
          <text:p text:style-name="P4"><text:span text:style-name="T1">A</text:span><text:span text:style-name="T2">4</text:span></text:p>
        </draw:rect>
        <draw:rect draw:style-name="gr4" draw:text-style-name="P5" draw:id="id31" draw:layer="layout" svg:width="1cm" svg:height="1cm" svg:x="1.5cm" svg:y="8.125cm">
          <text:p text:style-name="P4"><text:span text:style-name="T1">B</text:span><text:span text:style-name="T2">4</text:span></text:p>
        </draw:rect>
        <draw:rect draw:style-name="gr4" draw:text-style-name="P5" draw:id="id32" draw:layer="layout" svg:width="1cm" svg:height="1cm" svg:x="2.5cm" svg:y="8.125cm">
          <text:p text:style-name="P4"><text:span text:style-name="T1">C</text:span><text:span text:style-name="T2">4</text:span></text:p>
        </draw:rect>
        <draw:rect draw:style-name="gr4" draw:text-style-name="P5" draw:id="id23" draw:layer="layout" svg:width="1cm" svg:height="1cm" svg:x="11.278cm" svg:y="2.125cm">
          <text:p text:style-name="P4"><text:span text:style-name="T1">!</text:span></text:p>
        </draw:rect>
        <draw:rect draw:style-name="gr4" draw:text-style-name="P5" draw:id="id21" draw:layer="layout" svg:width="1cm" svg:height="1cm" svg:x="5.778cm" svg:y="5.125cm">
          <text:p text:style-name="P4"><text:span text:style-name="T1">!</text:span></text:p>
        </draw:rect>
        <draw:rect draw:style-name="gr4" draw:text-style-name="P5" draw:id="id44" draw:layer="layout" svg:width="1cm" svg:height="1cm" svg:x="20.125cm" svg:y="8.125cm">
          <text:p text:style-name="P4"><text:span text:style-name="T1">!</text:span></text:p>
        </draw:rect>
        <draw:rect draw:style-name="gr4" draw:text-style-name="P5" draw:id="id40" draw:layer="layout" svg:width="1cm" svg:height="1cm" svg:x="14.625cm" svg:y="8.125cm">
          <text:p text:style-name="P4"><text:span text:style-name="T1">!</text:span></text:p>
        </draw:rect>
        <draw:rect draw:style-name="gr4" draw:text-style-name="P5" draw:id="id27" draw:layer="layout" svg:width="1cm" svg:height="1cm" svg:x="20.403cm" svg:y="5.125cm">
          <text:p text:style-name="P4"><text:span text:style-name="T1">!</text:span></text:p>
        </draw:rect>
        <draw:rect draw:style-name="gr4" draw:text-style-name="P5" draw:id="id36" draw:layer="layout" svg:width="1cm" svg:height="1cm" svg:x="9.125cm" svg:y="8.125cm">
          <text:p text:style-name="P4"><text:span text:style-name="T1">!</text:span></text:p>
        </draw:rect>
        <draw:rect draw:style-name="gr4" draw:text-style-name="P5" draw:id="id48" draw:layer="layout" svg:width="1cm" svg:height="1cm" svg:x="25.5cm" svg:y="8.125cm">
          <text:p text:style-name="P4"><text:span text:style-name="T1">!</text:span></text:p>
        </draw:rect>
        <draw:rect draw:style-name="gr4" draw:text-style-name="P5" draw:id="id30" draw:layer="layout" svg:width="1cm" svg:height="1cm" svg:x="3.5cm" svg:y="8.125cm">
          <text:p text:style-name="P4"><text:span text:style-name="T1">!</text:span></text:p>
        </draw:rect>
        <draw:connector draw:style-name="gr5" draw:text-style-name="P1" draw:layer="layout" draw:type="line" svg:x1="5.25cm" svg:y1="6.125cm" svg:x2="2.5cm" svg:y2="8cm" draw:start-shape="id19" draw:start-glue-point="2" draw:end-shape="id20" draw:end-glue-point="0">
          <text:p/>
        </draw:connector>
        <draw:connector draw:style-name="gr5" draw:text-style-name="P1" draw:layer="layout" draw:type="line" svg:x1="6.278cm" svg:y1="6.125cm" svg:x2="8.125cm" svg:y2="8cm" draw:start-shape="id21" draw:start-glue-point="2" draw:end-shape="id22" draw:end-glue-point="0">
          <text:p/>
        </draw:connector>
        <draw:rect draw:style-name="gr4" draw:text-style-name="P5" draw:id="id33" draw:layer="layout" svg:width="1cm" svg:height="1cm" svg:x="6.153cm" svg:y="8.125cm">
          <text:p text:style-name="P4"><text:span text:style-name="T1">E</text:span><text:span text:style-name="T2">4</text:span></text:p>
        </draw:rect>
        <draw:rect draw:style-name="gr4" draw:text-style-name="P5" draw:id="id34" draw:layer="layout" svg:width="1cm" svg:height="1cm" svg:x="7.153cm" svg:y="8.125cm">
          <text:p text:style-name="P4"><text:span text:style-name="T1">F</text:span><text:span text:style-name="T2">4</text:span></text:p>
        </draw:rect>
        <draw:rect draw:style-name="gr4" draw:text-style-name="P5" draw:id="id35" draw:layer="layout" svg:width="1cm" svg:height="1cm" svg:x="8.153cm" svg:y="8.125cm">
          <text:p text:style-name="P4"><text:span text:style-name="T1">G</text:span><text:span text:style-name="T2">4</text:span></text:p>
        </draw:rect>
        <draw:connector draw:style-name="gr5" draw:text-style-name="P1" draw:layer="layout" draw:type="line" svg:x1="11.778cm" svg:y1="3.125cm" svg:x2="19.903cm" svg:y2="5cm" draw:start-shape="id23" draw:start-glue-point="2" draw:end-shape="id24" draw:end-glue-point="0">
          <text:p/>
        </draw:connector>
        <draw:rect draw:style-name="gr4" draw:text-style-name="P5" draw:id="id37" draw:layer="layout" svg:width="1cm" svg:height="1cm" svg:x="11.653cm" svg:y="8.125cm">
          <text:p text:style-name="P4"><text:span text:style-name="T1">I</text:span><text:span text:style-name="T2">4</text:span></text:p>
        </draw:rect>
        <draw:rect draw:style-name="gr4" draw:text-style-name="P5" draw:id="id38" draw:layer="layout" svg:width="1cm" svg:height="1cm" svg:x="12.653cm" svg:y="8.125cm">
          <text:p text:style-name="P4"><text:span text:style-name="T1">J</text:span><text:span text:style-name="T2">4</text:span></text:p>
        </draw:rect>
        <draw:rect draw:style-name="gr4" draw:text-style-name="P5" draw:id="id39" draw:layer="layout" svg:width="1cm" svg:height="1cm" svg:x="13.653cm" svg:y="8.125cm">
          <text:p text:style-name="P4"><text:span text:style-name="T1">K</text:span><text:span text:style-name="T2">4</text:span></text:p>
        </draw:rect>
        <draw:rect draw:style-name="gr4" draw:text-style-name="P5" draw:id="id41" draw:layer="layout" svg:width="1cm" svg:height="1cm" svg:x="17.153cm" svg:y="8.125cm">
          <text:p text:style-name="P4"><text:span text:style-name="T1">M</text:span><text:span text:style-name="T2">4</text:span></text:p>
        </draw:rect>
        <draw:rect draw:style-name="gr4" draw:text-style-name="P5" draw:id="id42" draw:layer="layout" svg:width="1cm" svg:height="1cm" svg:x="18.153cm" svg:y="8.125cm">
          <text:p text:style-name="P4"><text:span text:style-name="T1">N</text:span><text:span text:style-name="T2">4</text:span></text:p>
        </draw:rect>
        <draw:rect draw:style-name="gr4" draw:text-style-name="P5" draw:id="id43" draw:layer="layout" svg:width="1cm" svg:height="1cm" svg:x="19.153cm" svg:y="8.125cm">
          <text:p text:style-name="P4"><text:span text:style-name="T1">O</text:span><text:span text:style-name="T2">4</text:span></text:p>
        </draw:rect>
        <draw:connector draw:style-name="gr5" draw:text-style-name="P1" draw:layer="layout" draw:type="line" svg:x1="19.875cm" svg:y1="6.125cm" svg:x2="19.125cm" svg:y2="8cm" draw:start-shape="id25" draw:start-glue-point="2" draw:end-shape="id26" draw:end-glue-point="0">
          <text:p/>
        </draw:connector>
        <draw:rect draw:style-name="gr4" draw:text-style-name="P5" draw:id="id46" draw:layer="layout" svg:width="1cm" svg:height="1cm" svg:x="22.528cm" svg:y="8.125cm">
          <text:p text:style-name="P4"><text:span text:style-name="T1">Q</text:span><text:span text:style-name="T2">4</text:span></text:p>
        </draw:rect>
        <draw:rect draw:style-name="gr4" draw:text-style-name="P5" draw:id="id45" draw:layer="layout" svg:width="1cm" svg:height="1cm" svg:x="23.528cm" svg:y="8.125cm">
          <text:p text:style-name="P4"><text:span text:style-name="T1">R</text:span><text:span text:style-name="T2">4</text:span></text:p>
        </draw:rect>
        <draw:rect draw:style-name="gr4" draw:text-style-name="P5" draw:id="id47" draw:layer="layout" svg:width="1cm" svg:height="1cm" svg:x="24.528cm" svg:y="8.125cm">
          <text:p text:style-name="P4"><text:span text:style-name="T1">S</text:span><text:span text:style-name="T2">4</text:span></text:p>
        </draw:rect>
        <draw:connector draw:style-name="gr5" draw:text-style-name="P1" draw:layer="layout" draw:type="line" svg:x1="20.903cm" svg:y1="6.125cm" svg:x2="24.528cm" svg:y2="8cm" draw:start-shape="id27" draw:start-glue-point="2" draw:end-shape="id28" draw:end-glue-point="0">
          <text:p/>
        </draw:connector>
        <draw:rect draw:style-name="gr1" draw:text-style-name="P1" draw:layer="layout" svg:width="1.25cm" svg:height="1.25cm" svg:x="0.375cm" svg:y="11cm">
          <text:p/>
        </draw:rect>
        <draw:rect draw:style-name="gr4" draw:text-style-name="P5" draw:layer="layout" svg:width="1cm" svg:height="1cm" svg:x="0.5cm" svg:y="11.125cm">
          <text:p text:style-name="P4"><text:span text:style-name="T1">A</text:span><text:span text:style-name="T2">0-3</text:span><text:span text:style-name="T1">!</text:span></text:p>
        </draw:rect>
        <draw:rect draw:style-name="gr1" draw:text-style-name="P1" draw:layer="layout" svg:width="1.25cm" svg:height="1.25cm" svg:x="1.749cm" svg:y="11cm">
          <text:p/>
        </draw:rect>
        <draw:rect draw:style-name="gr4" draw:text-style-name="P5" draw:layer="layout" svg:width="1cm" svg:height="1cm" svg:x="1.874cm" svg:y="11.125cm">
          <text:p text:style-name="P4"><text:span text:style-name="T1">B</text:span><text:span text:style-name="T2">0-3</text:span><text:span text:style-name="T1">!</text:span></text:p>
        </draw:rect>
        <draw:rect draw:style-name="gr1" draw:text-style-name="P1" draw:layer="layout" svg:width="1.25cm" svg:height="1.25cm" svg:x="3.122cm" svg:y="11cm">
          <text:p/>
        </draw:rect>
        <draw:rect draw:style-name="gr4" draw:text-style-name="P5" draw:layer="layout" svg:width="1cm" svg:height="1cm" svg:x="3.247cm" svg:y="11.125cm">
          <text:p text:style-name="P4"><text:span text:style-name="T1">C</text:span><text:span text:style-name="T2">0-3</text:span><text:span text:style-name="T1">!</text:span></text:p>
        </draw:rect>
        <draw:rect draw:style-name="gr1" draw:text-style-name="P1" draw:layer="layout" svg:width="1.25cm" svg:height="1.25cm" svg:x="4.496cm" svg:y="11cm">
          <text:p/>
        </draw:rect>
        <draw:rect draw:style-name="gr4" draw:text-style-name="P5" draw:layer="layout" svg:width="1cm" svg:height="1cm" svg:x="4.621cm" svg:y="11.125cm">
          <text:p text:style-name="P4"><text:span text:style-name="T1">D</text:span><text:span text:style-name="T2">0-3</text:span><text:span text:style-name="T1">!</text:span></text:p>
        </draw:rect>
        <draw:rect draw:style-name="gr1" draw:text-style-name="P1" draw:layer="layout" svg:width="1.25cm" svg:height="1.25cm" svg:x="5.869cm" svg:y="11cm">
          <text:p/>
        </draw:rect>
        <draw:rect draw:style-name="gr4" draw:text-style-name="P5" draw:layer="layout" svg:width="1cm" svg:height="1cm" svg:x="5.994cm" svg:y="11.125cm">
          <text:p text:style-name="P4"><text:span text:style-name="T1">E</text:span><text:span text:style-name="T2">0-3</text:span><text:span text:style-name="T1">!</text:span></text:p>
        </draw:rect>
        <draw:rect draw:style-name="gr1" draw:text-style-name="P1" draw:layer="layout" svg:width="1.25cm" svg:height="1.25cm" svg:x="7.243cm" svg:y="11cm">
          <text:p/>
        </draw:rect>
        <draw:rect draw:style-name="gr4" draw:text-style-name="P5" draw:layer="layout" svg:width="1cm" svg:height="1cm" svg:x="7.368cm" svg:y="11.125cm">
          <text:p text:style-name="P4"><text:span text:style-name="T1">F</text:span><text:span text:style-name="T2">0-3</text:span><text:span text:style-name="T1">!</text:span></text:p>
        </draw:rect>
        <draw:rect draw:style-name="gr1" draw:text-style-name="P1" draw:layer="layout" svg:width="1.25cm" svg:height="1.25cm" svg:x="8.616cm" svg:y="11cm">
          <text:p/>
        </draw:rect>
        <draw:rect draw:style-name="gr4" draw:text-style-name="P5" draw:layer="layout" svg:width="1cm" svg:height="1cm" svg:x="8.741cm" svg:y="11.125cm">
          <text:p text:style-name="P4"><text:span text:style-name="T1">G</text:span><text:span text:style-name="T2">0-3</text:span><text:span text:style-name="T1">!</text:span></text:p>
        </draw:rect>
        <draw:rect draw:style-name="gr1" draw:text-style-name="P1" draw:layer="layout" svg:width="1.25cm" svg:height="1.25cm" svg:x="9.99cm" svg:y="11cm">
          <text:p/>
        </draw:rect>
        <draw:rect draw:style-name="gr4" draw:text-style-name="P5" draw:layer="layout" svg:width="1cm" svg:height="1cm" svg:x="10.115cm" svg:y="11.125cm">
          <text:p text:style-name="P4"><text:span text:style-name="T1">H</text:span><text:span text:style-name="T2">0-3</text:span><text:span text:style-name="T1">!</text:span></text:p>
        </draw:rect>
        <draw:rect draw:style-name="gr1" draw:text-style-name="P1" draw:layer="layout" svg:width="1.25cm" svg:height="1.25cm" svg:x="11.363cm" svg:y="11cm">
          <text:p/>
        </draw:rect>
        <draw:rect draw:style-name="gr4" draw:text-style-name="P5" draw:layer="layout" svg:width="1cm" svg:height="1cm" svg:x="11.488cm" svg:y="11.125cm">
          <text:p text:style-name="P4"><text:span text:style-name="T1">I</text:span><text:span text:style-name="T2">0-3</text:span><text:span text:style-name="T1">!</text:span></text:p>
        </draw:rect>
        <draw:rect draw:style-name="gr1" draw:text-style-name="P1" draw:layer="layout" svg:width="1.25cm" svg:height="1.25cm" svg:x="12.737cm" svg:y="11cm">
          <text:p/>
        </draw:rect>
        <draw:rect draw:style-name="gr4" draw:text-style-name="P5" draw:layer="layout" svg:width="1cm" svg:height="1cm" svg:x="12.862cm" svg:y="11.125cm">
          <text:p text:style-name="P4"><text:span text:style-name="T1">J</text:span><text:span text:style-name="T2">0-3</text:span><text:span text:style-name="T1">!</text:span></text:p>
        </draw:rect>
        <draw:rect draw:style-name="gr1" draw:text-style-name="P1" draw:layer="layout" svg:width="1.25cm" svg:height="1.25cm" svg:x="14.11cm" svg:y="11cm">
          <text:p/>
        </draw:rect>
        <draw:rect draw:style-name="gr4" draw:text-style-name="P5" draw:layer="layout" svg:width="1cm" svg:height="1cm" svg:x="14.235cm" svg:y="11.125cm">
          <text:p text:style-name="P4"><text:span text:style-name="T1">K</text:span><text:span text:style-name="T2">0-3</text:span><text:span text:style-name="T1">!</text:span></text:p>
        </draw:rect>
        <draw:rect draw:style-name="gr1" draw:text-style-name="P1" draw:layer="layout" svg:width="1.25cm" svg:height="1.25cm" svg:x="15.484cm" svg:y="11cm">
          <text:p/>
        </draw:rect>
        <draw:rect draw:style-name="gr4" draw:text-style-name="P5" draw:layer="layout" svg:width="1cm" svg:height="1cm" svg:x="15.609cm" svg:y="11.125cm">
          <text:p text:style-name="P4"><text:span text:style-name="T1">L</text:span><text:span text:style-name="T2">0-3</text:span><text:span text:style-name="T1">!</text:span></text:p>
        </draw:rect>
        <draw:rect draw:style-name="gr1" draw:text-style-name="P1" draw:layer="layout" svg:width="1.25cm" svg:height="1.25cm" svg:x="16.857cm" svg:y="11cm">
          <text:p/>
        </draw:rect>
        <draw:rect draw:style-name="gr4" draw:text-style-name="P5" draw:layer="layout" svg:width="1cm" svg:height="1cm" svg:x="16.982cm" svg:y="11.125cm">
          <text:p text:style-name="P4"><text:span text:style-name="T1">M</text:span><text:span text:style-name="T2">0-3</text:span><text:span text:style-name="T1">!</text:span></text:p>
        </draw:rect>
        <draw:rect draw:style-name="gr1" draw:text-style-name="P1" draw:layer="layout" svg:width="1.25cm" svg:height="1.25cm" svg:x="18.231cm" svg:y="11cm">
          <text:p/>
        </draw:rect>
        <draw:rect draw:style-name="gr4" draw:text-style-name="P5" draw:layer="layout" svg:width="1cm" svg:height="1cm" svg:x="18.356cm" svg:y="11.125cm">
          <text:p text:style-name="P4"><text:span text:style-name="T1">N</text:span><text:span text:style-name="T2">0-3</text:span><text:span text:style-name="T1">!</text:span></text:p>
        </draw:rect>
        <draw:rect draw:style-name="gr1" draw:text-style-name="P1" draw:layer="layout" svg:width="1.25cm" svg:height="1.25cm" svg:x="19.604cm" svg:y="11cm">
          <text:p/>
        </draw:rect>
        <draw:rect draw:style-name="gr4" draw:text-style-name="P5" draw:layer="layout" svg:width="1cm" svg:height="1cm" svg:x="19.729cm" svg:y="11.125cm">
          <text:p text:style-name="P4"><text:span text:style-name="T1">O</text:span><text:span text:style-name="T2">0-3</text:span><text:span text:style-name="T1">!</text:span></text:p>
        </draw:rect>
        <draw:rect draw:style-name="gr1" draw:text-style-name="P1" draw:layer="layout" svg:width="1.25cm" svg:height="1.25cm" svg:x="20.978cm" svg:y="11cm">
          <text:p/>
        </draw:rect>
        <draw:rect draw:style-name="gr4" draw:text-style-name="P5" draw:layer="layout" svg:width="1cm" svg:height="1cm" svg:x="21.103cm" svg:y="11.125cm">
          <text:p text:style-name="P4"><text:span text:style-name="T1">P</text:span><text:span text:style-name="T2">0-3</text:span><text:span text:style-name="T1">!</text:span></text:p>
        </draw:rect>
        <draw:rect draw:style-name="gr1" draw:text-style-name="P1" draw:layer="layout" svg:width="1.25cm" svg:height="1.25cm" svg:x="22.351cm" svg:y="11cm">
          <text:p/>
        </draw:rect>
        <draw:rect draw:style-name="gr4" draw:text-style-name="P5" draw:layer="layout" svg:width="1cm" svg:height="1cm" svg:x="22.476cm" svg:y="11.125cm">
          <text:p text:style-name="P4"><text:span text:style-name="T1">Q</text:span><text:span text:style-name="T2">0-3</text:span><text:span text:style-name="T1">!</text:span></text:p>
        </draw:rect>
        <draw:rect draw:style-name="gr1" draw:text-style-name="P1" draw:layer="layout" svg:width="1.25cm" svg:height="1.25cm" svg:x="23.725cm" svg:y="11cm">
          <text:p/>
        </draw:rect>
        <draw:rect draw:style-name="gr4" draw:text-style-name="P5" draw:layer="layout" svg:width="1cm" svg:height="1cm" svg:x="23.85cm" svg:y="11.125cm">
          <text:p text:style-name="P4"><text:span text:style-name="T1">R</text:span><text:span text:style-name="T2">0-3</text:span><text:span text:style-name="T1">!</text:span></text:p>
        </draw:rect>
        <draw:rect draw:style-name="gr1" draw:text-style-name="P1" draw:layer="layout" svg:width="1.25cm" svg:height="1.25cm" svg:x="25.098cm" svg:y="11cm">
          <text:p/>
        </draw:rect>
        <draw:rect draw:style-name="gr4" draw:text-style-name="P5" draw:layer="layout" svg:width="1cm" svg:height="1cm" svg:x="25.223cm" svg:y="11.125cm">
          <text:p text:style-name="P4"><text:span text:style-name="T1">S</text:span><text:span text:style-name="T2">0-3</text:span><text:span text:style-name="T1">!</text:span></text:p>
        </draw:rect>
        <draw:rect draw:style-name="gr1" draw:text-style-name="P1" draw:layer="layout" svg:width="1.25cm" svg:height="1.25cm" svg:x="26.472cm" svg:y="11cm">
          <text:p/>
        </draw:rect>
        <draw:rect draw:style-name="gr4" draw:text-style-name="P5" draw:layer="layout" svg:width="1cm" svg:height="1cm" svg:x="26.597cm" svg:y="11.125cm">
          <text:p text:style-name="P4"><text:span text:style-name="T1">T</text:span><text:span text:style-name="T2">0-3</text:span><text:span text:style-name="T1">!</text:span></text:p>
        </draw:rect>
        <draw:connector draw:style-name="gr5" draw:text-style-name="P1" draw:layer="layout" draw:type="line" svg:x1="1cm" svg:y1="9.125cm" svg:x2="1cm" svg:y2="11cm" draw:start-shape="id29" draw:start-glue-point="2">
          <text:p/>
        </draw:connector>
        <draw:connector draw:style-name="gr5" draw:text-style-name="P1" draw:layer="layout" draw:type="line" svg:x1="4cm" svg:y1="9.125cm" svg:x2="5.121cm" svg:y2="11cm" draw:start-shape="id30" draw:start-glue-point="2">
          <text:p/>
        </draw:connector>
        <draw:connector draw:style-name="gr5" draw:text-style-name="P1" draw:layer="layout" draw:type="line" svg:x1="2cm" svg:y1="9.125cm" svg:x2="2.374cm" svg:y2="11cm" draw:start-shape="id31" draw:start-glue-point="2">
          <text:p/>
        </draw:connector>
        <draw:connector draw:style-name="gr5" draw:text-style-name="P1" draw:layer="layout" draw:type="line" svg:x1="3cm" svg:y1="9.125cm" svg:x2="3.747cm" svg:y2="11cm" draw:start-shape="id32" draw:start-glue-point="2">
          <text:p/>
        </draw:connector>
        <draw:rect draw:style-name="gr4" draw:text-style-name="P5" draw:id="id19" draw:layer="layout" svg:width="1cm" svg:height="1cm" svg:x="4.75cm" svg:y="5.125cm">
          <text:p text:style-name="P4"><text:span text:style-name="T1">D</text:span><text:span text:style-name="T2">4</text:span></text:p>
        </draw:rect>
        <draw:connector draw:style-name="gr5" draw:text-style-name="P1" draw:layer="layout" draw:type="line" svg:x1="6.653cm" svg:y1="9.125cm" svg:x2="6.494cm" svg:y2="11cm" draw:start-shape="id33" draw:start-glue-point="2">
          <text:p/>
        </draw:connector>
        <draw:connector draw:style-name="gr5" draw:text-style-name="P1" draw:layer="layout" draw:type="line" svg:x1="7.653cm" svg:y1="9.125cm" svg:x2="7.868cm" svg:y2="11cm" draw:start-shape="id34" draw:start-glue-point="2">
          <text:p/>
        </draw:connector>
        <draw:connector draw:style-name="gr5" draw:text-style-name="P1" draw:layer="layout" draw:type="line" svg:x1="8.653cm" svg:y1="9.125cm" svg:x2="9.241cm" svg:y2="11cm" draw:start-shape="id35" draw:start-glue-point="2">
          <text:p/>
        </draw:connector>
        <draw:connector draw:style-name="gr5" draw:text-style-name="P1" draw:layer="layout" draw:type="line" svg:x1="9.625cm" svg:y1="9.125cm" svg:x2="10.615cm" svg:y2="11cm" draw:start-shape="id36" draw:start-glue-point="2">
          <text:p/>
        </draw:connector>
        <draw:rect draw:style-name="gr4" draw:text-style-name="P5" draw:id="id15" draw:layer="layout" svg:width="1cm" svg:height="1cm" svg:x="10.25cm" svg:y="2.125cm">
          <text:p text:style-name="P4"><text:span text:style-name="T1">H</text:span><text:span text:style-name="T2">4</text:span></text:p>
        </draw:rect>
        <draw:connector draw:style-name="gr5" draw:text-style-name="P1" draw:layer="layout" draw:type="line" svg:x1="12.153cm" svg:y1="9.125cm" svg:x2="11.988cm" svg:y2="11cm" draw:start-shape="id37" draw:start-glue-point="2">
          <text:p/>
        </draw:connector>
        <draw:connector draw:style-name="gr5" draw:text-style-name="P1" draw:layer="layout" draw:type="line" svg:x1="13.153cm" svg:y1="9.125cm" svg:x2="13.362cm" svg:y2="11cm" draw:start-shape="id38" draw:start-glue-point="2">
          <text:p/>
        </draw:connector>
        <draw:connector draw:style-name="gr5" draw:text-style-name="P1" draw:layer="layout" draw:type="line" svg:x1="14.153cm" svg:y1="9.125cm" svg:x2="14.735cm" svg:y2="11cm" draw:start-shape="id39" draw:start-glue-point="2">
          <text:p/>
        </draw:connector>
        <draw:connector draw:style-name="gr5" draw:text-style-name="P1" draw:layer="layout" draw:type="line" svg:x1="15.125cm" svg:y1="9.125cm" svg:x2="16.109cm" svg:y2="11cm" draw:start-shape="id40" draw:start-glue-point="2">
          <text:p/>
        </draw:connector>
        <draw:rect draw:style-name="gr4" draw:text-style-name="P5" draw:id="id17" draw:layer="layout" svg:width="1cm" svg:height="1cm" svg:x="18.375cm" svg:y="5.125cm">
          <text:p text:style-name="P4"><text:span text:style-name="T1">L</text:span><text:span text:style-name="T2">4</text:span></text:p>
        </draw:rect>
        <draw:rect draw:style-name="gr4" draw:text-style-name="P5" draw:id="id25" draw:layer="layout" svg:width="1cm" svg:height="1cm" svg:x="19.375cm" svg:y="5.125cm">
          <text:p text:style-name="P4"><text:span text:style-name="T1">P</text:span><text:span text:style-name="T2">4</text:span></text:p>
        </draw:rect>
        <draw:connector draw:style-name="gr5" draw:text-style-name="P1" draw:layer="layout" draw:type="line" svg:x1="17.653cm" svg:y1="9.125cm" svg:x2="17.482cm" svg:y2="11cm" draw:start-shape="id41" draw:start-glue-point="2">
          <text:p/>
        </draw:connector>
        <draw:connector draw:style-name="gr5" draw:text-style-name="P1" draw:layer="layout" draw:type="line" svg:x1="18.653cm" svg:y1="9.125cm" svg:x2="18.856cm" svg:y2="11cm" draw:start-shape="id42" draw:start-glue-point="2">
          <text:p/>
        </draw:connector>
        <draw:connector draw:style-name="gr5" draw:text-style-name="P1" draw:layer="layout" draw:type="line" svg:x1="19.653cm" svg:y1="9.125cm" svg:x2="20.229cm" svg:y2="11cm" draw:start-shape="id43" draw:start-glue-point="2">
          <text:p/>
        </draw:connector>
        <draw:connector draw:style-name="gr5" draw:text-style-name="P1" draw:layer="layout" draw:type="line" svg:x1="20.625cm" svg:y1="9.125cm" svg:x2="21.603cm" svg:y2="11cm" draw:start-shape="id44" draw:start-glue-point="2">
          <text:p/>
        </draw:connector>
        <draw:connector draw:style-name="gr5" draw:text-style-name="P1" draw:layer="layout" draw:type="line" svg:x1="24.028cm" svg:y1="9.125cm" svg:x2="24.35cm" svg:y2="11cm" draw:start-shape="id45" draw:start-glue-point="2">
          <text:p/>
        </draw:connector>
        <draw:connector draw:style-name="gr5" draw:text-style-name="P1" draw:layer="layout" draw:type="line" svg:x1="23.028cm" svg:y1="9.125cm" svg:x2="22.976cm" svg:y2="11cm" draw:start-shape="id46" draw:start-glue-point="2">
          <text:p/>
        </draw:connector>
        <draw:connector draw:style-name="gr5" draw:text-style-name="P1" draw:layer="layout" draw:type="line" svg:x1="25.028cm" svg:y1="9.125cm" svg:x2="25.723cm" svg:y2="11cm" draw:start-shape="id47" draw:start-glue-point="2">
          <text:p/>
        </draw:connector>
        <draw:connector draw:style-name="gr5" draw:text-style-name="P1" draw:layer="layout" draw:type="line" svg:x1="26cm" svg:y1="9.125cm" svg:x2="27.097cm" svg:y2="11cm" draw:start-shape="id48" draw:start-glue-point="2">
          <text:p/>
        </draw:connecto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1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25cm" svg:height="1.25cm" svg:x="10.153cm" svg:y="2cm">
          <text:p/>
        </draw:rect>
        <draw:rect draw:style-name="gr1" draw:text-style-name="P1" draw:id="id50" draw:layer="layout" svg:width="2.25cm" svg:height="1.25cm" svg:x="4.653cm" svg:y="5cm">
          <text:p/>
        </draw:rect>
        <draw:rect draw:style-name="gr1" draw:text-style-name="P1" draw:id="id55" draw:layer="layout" svg:width="4.25cm" svg:height="1.25cm" svg:x="6cm" svg:y="8cm">
          <text:p/>
        </draw:rect>
        <draw:rect draw:style-name="gr1" draw:text-style-name="P1" draw:id="id52" draw:layer="layout" svg:width="2.25cm" svg:height="1.25cm" svg:x="13.5cm" svg:y="8cm">
          <text:p/>
        </draw:rect>
        <draw:rect draw:style-name="gr1" draw:text-style-name="P1" draw:id="id59" draw:layer="layout" svg:width="4.25cm" svg:height="1.25cm" svg:x="17cm" svg:y="8cm">
          <text:p/>
        </draw:rect>
        <draw:rect draw:style-name="gr1" draw:text-style-name="P1" draw:id="id61" draw:layer="layout" svg:width="4.194cm" svg:height="1.25cm" svg:x="22.431cm" svg:y="8cm">
          <text:p/>
        </draw:rect>
        <draw:rect draw:style-name="gr1" draw:text-style-name="P1" draw:id="id57" draw:layer="layout" svg:width="3.25cm" svg:height="1.25cm" svg:x="18.278cm" svg:y="5cm">
          <text:p/>
        </draw:rect>
        <draw:connector draw:style-name="gr5" draw:text-style-name="P1" draw:layer="layout" draw:type="line" svg:x1="10.75cm" svg:y1="3.125cm" svg:x2="5.778cm" svg:y2="5cm" draw:start-shape="id49" draw:start-glue-point="2" draw:end-shape="id50" draw:end-glue-point="0">
          <text:p/>
        </draw:connector>
        <draw:connector draw:style-name="gr5" draw:text-style-name="P1" draw:layer="layout" draw:type="line" svg:x1="18.875cm" svg:y1="6.125cm" svg:x2="14.625cm" svg:y2="8cm" draw:start-shape="id51" draw:start-glue-point="2" draw:end-shape="id52" draw:end-glue-point="0">
          <text:p/>
        </draw:connector>
        <draw:rect draw:style-name="gr1" draw:text-style-name="P1" draw:id="id53" draw:layer="layout" svg:width="4.25cm" svg:height="1.25cm" svg:x="0.375cm" svg:y="8cm">
          <text:p/>
        </draw:rect>
        <draw:rect draw:style-name="gr4" draw:text-style-name="P5" draw:layer="layout" svg:width="1cm" svg:height="1cm" svg:x="0.5cm" svg:y="8.125cm">
          <text:p text:style-name="P4"><text:span text:style-name="T1">A</text:span><text:span text:style-name="T2">4</text:span></text:p>
        </draw:rect>
        <draw:rect draw:style-name="gr4" draw:text-style-name="P5" draw:layer="layout" svg:width="1cm" svg:height="1cm" svg:x="1.5cm" svg:y="8.125cm">
          <text:p text:style-name="P4"><text:span text:style-name="T1">B</text:span><text:span text:style-name="T2">4</text:span></text:p>
        </draw:rect>
        <draw:rect draw:style-name="gr4" draw:text-style-name="P5" draw:layer="layout" svg:width="1cm" svg:height="1cm" svg:x="2.5cm" svg:y="8.125cm">
          <text:p text:style-name="P4"><text:span text:style-name="T1">C</text:span><text:span text:style-name="T2">4</text:span></text:p>
        </draw:rect>
        <draw:rect draw:style-name="gr4" draw:text-style-name="P5" draw:id="id56" draw:layer="layout" svg:width="1cm" svg:height="1cm" svg:x="11.278cm" svg:y="2.125cm">
          <text:p text:style-name="P4"><text:span text:style-name="T1">!</text:span></text:p>
        </draw:rect>
        <draw:rect draw:style-name="gr4" draw:text-style-name="P5" draw:id="id54" draw:layer="layout" svg:width="1cm" svg:height="1cm" svg:x="5.778cm" svg:y="5.125cm">
          <text:p text:style-name="P4"><text:span text:style-name="T1">!</text:span></text:p>
        </draw:rect>
        <draw:rect draw:style-name="gr4" draw:text-style-name="P5" draw:layer="layout" svg:width="1cm" svg:height="1cm" svg:x="20.125cm" svg:y="8.125cm">
          <text:p text:style-name="P4"><text:span text:style-name="T1">!</text:span></text:p>
        </draw:rect>
        <draw:rect draw:style-name="gr4" draw:text-style-name="P5" draw:layer="layout" svg:width="1cm" svg:height="1cm" svg:x="14.625cm" svg:y="8.125cm">
          <text:p text:style-name="P4"><text:span text:style-name="T1">!</text:span></text:p>
        </draw:rect>
        <draw:rect draw:style-name="gr4" draw:text-style-name="P5" draw:id="id60" draw:layer="layout" svg:width="1cm" svg:height="1cm" svg:x="20.403cm" svg:y="5.125cm">
          <text:p text:style-name="P4"><text:span text:style-name="T1">!</text:span></text:p>
        </draw:rect>
        <draw:rect draw:style-name="gr4" draw:text-style-name="P5" draw:layer="layout" svg:width="1cm" svg:height="1cm" svg:x="9.125cm" svg:y="8.125cm">
          <text:p text:style-name="P4"><text:span text:style-name="T1">!</text:span></text:p>
        </draw:rect>
        <draw:rect draw:style-name="gr4" draw:text-style-name="P5" draw:layer="layout" svg:width="1cm" svg:height="1cm" svg:x="25.5cm" svg:y="8.125cm">
          <text:p text:style-name="P4"><text:span text:style-name="T1">!</text:span></text:p>
        </draw:rect>
        <draw:rect draw:style-name="gr4" draw:text-style-name="P5" draw:layer="layout" svg:width="1cm" svg:height="1cm" svg:x="3.5cm" svg:y="8.125cm">
          <text:p text:style-name="P4"><text:span text:style-name="T1">!</text:span></text:p>
        </draw:rect>
        <draw:connector draw:style-name="gr5" draw:text-style-name="P1" draw:layer="layout" draw:type="line" svg:x1="5.25cm" svg:y1="6.125cm" svg:x2="2.5cm" svg:y2="8cm" draw:end-shape="id53" draw:end-glue-point="0">
          <text:p/>
        </draw:connector>
        <draw:connector draw:style-name="gr5" draw:text-style-name="P1" draw:layer="layout" draw:type="line" svg:x1="6.278cm" svg:y1="6.125cm" svg:x2="8.125cm" svg:y2="8cm" draw:start-shape="id54" draw:start-glue-point="2" draw:end-shape="id55" draw:end-glue-point="0">
          <text:p/>
        </draw:connector>
        <draw:rect draw:style-name="gr4" draw:text-style-name="P5" draw:layer="layout" svg:width="1cm" svg:height="1cm" svg:x="6.153cm" svg:y="8.125cm">
          <text:p text:style-name="P4"><text:span text:style-name="T1">E</text:span><text:span text:style-name="T2">4</text:span></text:p>
        </draw:rect>
        <draw:rect draw:style-name="gr4" draw:text-style-name="P5" draw:layer="layout" svg:width="1cm" svg:height="1cm" svg:x="7.153cm" svg:y="8.125cm">
          <text:p text:style-name="P4"><text:span text:style-name="T1">F</text:span><text:span text:style-name="T2">4</text:span></text:p>
        </draw:rect>
        <draw:connector draw:style-name="gr5" draw:text-style-name="P1" draw:layer="layout" draw:type="line" svg:x1="11.778cm" svg:y1="3.125cm" svg:x2="19.903cm" svg:y2="5cm" draw:start-shape="id56" draw:start-glue-point="2" draw:end-shape="id57" draw:end-glue-point="0">
          <text:p/>
        </draw:connector>
        <draw:rect draw:style-name="gr4" draw:text-style-name="P5" draw:layer="layout" svg:width="1cm" svg:height="1cm" svg:x="17.153cm" svg:y="8.125cm">
          <text:p text:style-name="P4"><text:span text:style-name="T1">M</text:span><text:span text:style-name="T2">4</text:span></text:p>
        </draw:rect>
        <draw:rect draw:style-name="gr4" draw:text-style-name="P5" draw:layer="layout" svg:width="1cm" svg:height="1cm" svg:x="18.153cm" svg:y="8.125cm">
          <text:p text:style-name="P4"><text:span text:style-name="T1">N</text:span><text:span text:style-name="T2">4</text:span></text:p>
        </draw:rect>
        <draw:rect draw:style-name="gr4" draw:text-style-name="P5" draw:layer="layout" svg:width="1cm" svg:height="1cm" svg:x="19.153cm" svg:y="8.125cm">
          <text:p text:style-name="P4"><text:span text:style-name="T1">O</text:span><text:span text:style-name="T2">4</text:span></text:p>
        </draw:rect>
        <draw:connector draw:style-name="gr5" draw:text-style-name="P1" draw:layer="layout" draw:type="line" svg:x1="19.875cm" svg:y1="6.125cm" svg:x2="19.125cm" svg:y2="8cm" draw:start-shape="id58" draw:start-glue-point="2" draw:end-shape="id59" draw:end-glue-point="0">
          <text:p/>
        </draw:connector>
        <draw:rect draw:style-name="gr4" draw:text-style-name="P5" draw:layer="layout" svg:width="1cm" svg:height="1cm" svg:x="22.528cm" svg:y="8.125cm">
          <text:p text:style-name="P4"><text:span text:style-name="T1">Q</text:span><text:span text:style-name="T2">4</text:span></text:p>
        </draw:rect>
        <draw:rect draw:style-name="gr4" draw:text-style-name="P5" draw:layer="layout" svg:width="1cm" svg:height="1cm" svg:x="23.528cm" svg:y="8.125cm">
          <text:p text:style-name="P4"><text:span text:style-name="T1">R</text:span><text:span text:style-name="T2">4</text:span></text:p>
        </draw:rect>
        <draw:rect draw:style-name="gr4" draw:text-style-name="P5" draw:layer="layout" svg:width="1cm" svg:height="1cm" svg:x="24.528cm" svg:y="8.125cm">
          <text:p text:style-name="P4"><text:span text:style-name="T1">S</text:span><text:span text:style-name="T2">4</text:span></text:p>
        </draw:rect>
        <draw:connector draw:style-name="gr5" draw:text-style-name="P1" draw:layer="layout" draw:type="line" svg:x1="20.903cm" svg:y1="6.125cm" svg:x2="24.528cm" svg:y2="8cm" draw:start-shape="id60" draw:start-glue-point="2" draw:end-shape="id61" draw:end-glue-point="0">
          <text:p/>
        </draw:connector>
        <draw:rect draw:style-name="gr4" draw:text-style-name="P5" draw:id="id49" draw:layer="layout" svg:width="1cm" svg:height="1cm" svg:x="10.25cm" svg:y="2.125cm">
          <text:p text:style-name="P4"><text:span text:style-name="T1">H</text:span><text:span text:style-name="T2">4</text:span></text:p>
        </draw:rect>
        <draw:rect draw:style-name="gr4" draw:text-style-name="P5" draw:id="id51" draw:layer="layout" svg:width="1cm" svg:height="1cm" svg:x="18.375cm" svg:y="5.125cm">
          <text:p text:style-name="P4"><text:span text:style-name="T1">L</text:span><text:span text:style-name="T2">4</text:span></text:p>
        </draw:rect>
        <draw:rect draw:style-name="gr4" draw:text-style-name="P5" draw:id="id58" draw:layer="layout" svg:width="1cm" svg:height="1cm" svg:x="19.375cm" svg:y="5.125cm">
          <text:p text:style-name="P4"><text:span text:style-name="T1">P</text:span><text:span text:style-name="T2">4</text:span></text:p>
        </draw:rect>
        <draw:rect draw:style-name="gr4" draw:text-style-name="P6" draw:layer="layout" svg:width="1cm" svg:height="1cm" svg:x="8.125cm" svg:y="8.125cm">
          <text:p text:style-name="P4"><text:span text:style-name="T3">G</text:span><text:span text:style-name="T4">4</text:span></text:p>
        </draw:rect>
        <draw:rect draw:style-name="gr4" draw:text-style-name="P7" draw:layer="layout" svg:width="1cm" svg:height="1cm" svg:x="4.75cm" svg:y="5.125cm">
          <text:p text:style-name="P4"><text:span text:style-name="T5">D</text:span><text:span text:style-name="T6">4</text:span></text:p>
        </draw:rect>
        <draw:rect draw:style-name="gr4" draw:text-style-name="P8" draw:layer="layout" svg:width="1cm" svg:height="1cm" svg:x="13.625cm" svg:y="8.125cm">
          <text:p text:style-name="P4"><text:span text:style-name="T7">I</text:span><text:span text:style-name="T8">4</text:span></text:p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1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id="id63" draw:layer="layout" svg:width="2.25cm" svg:height="1.25cm" svg:x="6cm" svg:y="3.125cm">
          <text:p/>
        </draw:rect>
        <draw:rect draw:style-name="gr1" draw:text-style-name="P1" draw:id="id65" draw:layer="layout" svg:width="4.25cm" svg:height="1.25cm" svg:x="9.5cm" svg:y="3.125cm">
          <text:p/>
        </draw:rect>
        <draw:rect draw:style-name="gr1" draw:text-style-name="P1" draw:id="id67" draw:layer="layout" svg:width="4.194cm" svg:height="1.25cm" svg:x="14.931cm" svg:y="3.125cm">
          <text:p/>
        </draw:rect>
        <draw:rect draw:style-name="gr1" draw:text-style-name="P1" draw:layer="layout" svg:width="3.25cm" svg:height="1.25cm" svg:x="10.778cm" svg:y="0.125cm">
          <text:p/>
        </draw:rect>
        <draw:connector draw:style-name="gr5" draw:text-style-name="P1" draw:layer="layout" draw:type="line" svg:x1="11.375cm" svg:y1="1.25cm" svg:x2="7.125cm" svg:y2="3.125cm" draw:start-shape="id62" draw:start-glue-point="2" draw:end-shape="id63" draw:end-glue-point="0">
          <text:p/>
        </draw:connector>
        <draw:rect draw:style-name="gr4" draw:text-style-name="P5" draw:layer="layout" svg:width="1cm" svg:height="1cm" svg:x="12.625cm" svg:y="3.25cm">
          <text:p text:style-name="P9"><text:span text:style-name="T1">!</text:span></text:p>
        </draw:rect>
        <draw:rect draw:style-name="gr4" draw:text-style-name="P5" draw:layer="layout" svg:width="1cm" svg:height="1cm" svg:x="7.125cm" svg:y="3.25cm">
          <text:p text:style-name="P9"><text:span text:style-name="T1">!</text:span></text:p>
        </draw:rect>
        <draw:rect draw:style-name="gr4" draw:text-style-name="P5" draw:id="id66" draw:layer="layout" svg:width="1cm" svg:height="1cm" svg:x="12.903cm" svg:y="0.25cm">
          <text:p text:style-name="P9"><text:span text:style-name="T1">!</text:span></text:p>
        </draw:rect>
        <draw:rect draw:style-name="gr4" draw:text-style-name="P5" draw:layer="layout" svg:width="1cm" svg:height="1cm" svg:x="18cm" svg:y="3.25cm">
          <text:p text:style-name="P9"><text:span text:style-name="T1">!</text:span></text:p>
        </draw:rect>
        <draw:rect draw:style-name="gr4" draw:text-style-name="P5" draw:layer="layout" svg:width="1cm" svg:height="1cm" svg:x="9.653cm" svg:y="3.25cm">
          <text:p text:style-name="P9"><text:span text:style-name="T1">38</text:span></text:p>
        </draw:rect>
        <draw:rect draw:style-name="gr4" draw:text-style-name="P5" draw:layer="layout" svg:width="1cm" svg:height="1cm" svg:x="10.653cm" svg:y="3.25cm">
          <text:p text:style-name="P9"><text:span text:style-name="T1">...</text:span></text:p>
        </draw:rect>
        <draw:rect draw:style-name="gr4" draw:text-style-name="P5" draw:layer="layout" svg:width="1cm" svg:height="1cm" svg:x="11.653cm" svg:y="3.25cm">
          <text:p text:style-name="P9"><text:span text:style-name="T1">57</text:span></text:p>
        </draw:rect>
        <draw:connector draw:style-name="gr5" draw:text-style-name="P1" draw:layer="layout" draw:type="line" svg:x1="12.375cm" svg:y1="1.25cm" svg:x2="11.625cm" svg:y2="3.125cm" draw:start-shape="id64" draw:start-glue-point="2" draw:end-shape="id65" draw:end-glue-point="0">
          <text:p/>
        </draw:connector>
        <draw:rect draw:style-name="gr4" draw:text-style-name="P5" draw:layer="layout" svg:width="1cm" svg:height="1cm" svg:x="15.028cm" svg:y="3.25cm">
          <text:p text:style-name="P9"><text:span text:style-name="T1">59</text:span></text:p>
        </draw:rect>
        <draw:rect draw:style-name="gr4" draw:text-style-name="P5" draw:layer="layout" svg:width="1cm" svg:height="1cm" svg:x="16.028cm" svg:y="3.25cm">
          <text:p text:style-name="P9"><text:span text:style-name="T1">...</text:span></text:p>
        </draw:rect>
        <draw:rect draw:style-name="gr4" draw:text-style-name="P5" draw:layer="layout" svg:width="1cm" svg:height="1cm" svg:x="17.028cm" svg:y="3.25cm">
          <text:p text:style-name="P9"><text:span text:style-name="T1">99</text:span></text:p>
        </draw:rect>
        <draw:connector draw:style-name="gr5" draw:text-style-name="P1" draw:layer="layout" draw:type="line" svg:x1="13.403cm" svg:y1="1.25cm" svg:x2="17.028cm" svg:y2="3.125cm" draw:start-shape="id66" draw:start-glue-point="2" draw:end-shape="id67" draw:end-glue-point="0">
          <text:p/>
        </draw:connector>
        <draw:rect draw:style-name="gr4" draw:text-style-name="P5" draw:id="id62" draw:layer="layout" svg:width="1cm" svg:height="1cm" svg:x="10.875cm" svg:y="0.25cm">
          <text:p text:style-name="P9"><text:span text:style-name="T1">37</text:span></text:p>
        </draw:rect>
        <draw:rect draw:style-name="gr4" draw:text-style-name="P5" draw:id="id64" draw:layer="layout" svg:width="1cm" svg:height="1cm" svg:x="11.875cm" svg:y="0.25cm">
          <text:p text:style-name="P9"><text:span text:style-name="T1">58</text:span></text:p>
        </draw:rect>
        <draw:rect draw:style-name="gr4" draw:text-style-name="P11" draw:layer="layout" svg:width="1cm" svg:height="1cm" svg:x="6.125cm" svg:y="3.25cm">
          <text:p text:style-name="P10"><text:span text:style-name="T1">17</text:span></text:p>
        </draw:rect>
        <draw:rect draw:style-name="gr1" draw:text-style-name="P1" draw:id="id69" draw:layer="layout" svg:width="2.25cm" svg:height="1.25cm" svg:x="6.125cm" svg:y="9cm">
          <text:p/>
        </draw:rect>
        <draw:rect draw:style-name="gr1" draw:text-style-name="P1" draw:id="id71" draw:layer="layout" svg:width="4.25cm" svg:height="1.25cm" svg:x="9.625cm" svg:y="9cm">
          <text:p/>
        </draw:rect>
        <draw:rect draw:style-name="gr1" draw:text-style-name="P1" draw:id="id73" draw:layer="layout" svg:width="4.194cm" svg:height="1.25cm" svg:x="15.056cm" svg:y="9cm">
          <text:p/>
        </draw:rect>
        <draw:rect draw:style-name="gr1" draw:text-style-name="P1" draw:layer="layout" svg:width="3.25cm" svg:height="1.25cm" svg:x="10.903cm" svg:y="6cm">
          <text:p/>
        </draw:rect>
        <draw:connector draw:style-name="gr5" draw:text-style-name="P1" draw:layer="layout" draw:type="line" svg:x1="11.5cm" svg:y1="7.125cm" svg:x2="7.25cm" svg:y2="9cm" draw:start-shape="id68" draw:start-glue-point="2" draw:end-shape="id69" draw:end-glue-point="0">
          <text:p/>
        </draw:connector>
        <draw:rect draw:style-name="gr4" draw:text-style-name="P5" draw:layer="layout" svg:width="1cm" svg:height="1cm" svg:x="12.75cm" svg:y="9.125cm">
          <text:p text:style-name="P9"><text:span text:style-name="T1">!</text:span></text:p>
        </draw:rect>
        <draw:rect draw:style-name="gr4" draw:text-style-name="P5" draw:layer="layout" svg:width="1cm" svg:height="1cm" svg:x="7.25cm" svg:y="9.125cm">
          <text:p text:style-name="P9"><text:span text:style-name="T1">!</text:span></text:p>
        </draw:rect>
        <draw:rect draw:style-name="gr4" draw:text-style-name="P5" draw:id="id72" draw:layer="layout" svg:width="1cm" svg:height="1cm" svg:x="13.028cm" svg:y="6.125cm">
          <text:p text:style-name="P9"><text:span text:style-name="T1">!</text:span></text:p>
        </draw:rect>
        <draw:rect draw:style-name="gr4" draw:text-style-name="P5" draw:layer="layout" svg:width="1cm" svg:height="1cm" svg:x="18.125cm" svg:y="9.125cm">
          <text:p text:style-name="P9"><text:span text:style-name="T1">!</text:span></text:p>
        </draw:rect>
        <draw:rect draw:style-name="gr4" draw:text-style-name="P5" draw:layer="layout" svg:width="1cm" svg:height="1cm" svg:x="9.778cm" svg:y="9.125cm">
          <text:p text:style-name="P9"><text:span text:style-name="T1">39</text:span></text:p>
        </draw:rect>
        <draw:rect draw:style-name="gr4" draw:text-style-name="P5" draw:layer="layout" svg:width="1cm" svg:height="1cm" svg:x="10.778cm" svg:y="9.125cm">
          <text:p text:style-name="P9"><text:span text:style-name="T1">...</text:span></text:p>
        </draw:rect>
        <draw:rect draw:style-name="gr4" draw:text-style-name="P5" draw:layer="layout" svg:width="1cm" svg:height="1cm" svg:x="11.778cm" svg:y="9.125cm">
          <text:p text:style-name="P9"><text:span text:style-name="T1">57</text:span></text:p>
        </draw:rect>
        <draw:connector draw:style-name="gr5" draw:text-style-name="P1" draw:layer="layout" draw:type="line" svg:x1="12.5cm" svg:y1="7.125cm" svg:x2="11.75cm" svg:y2="9cm" draw:start-shape="id70" draw:start-glue-point="2" draw:end-shape="id71" draw:end-glue-point="0">
          <text:p/>
        </draw:connector>
        <draw:rect draw:style-name="gr4" draw:text-style-name="P5" draw:layer="layout" svg:width="1cm" svg:height="1cm" svg:x="15.153cm" svg:y="9.125cm">
          <text:p text:style-name="P9"><text:span text:style-name="T1">59</text:span></text:p>
        </draw:rect>
        <draw:rect draw:style-name="gr4" draw:text-style-name="P5" draw:layer="layout" svg:width="1cm" svg:height="1cm" svg:x="16.153cm" svg:y="9.125cm">
          <text:p text:style-name="P9"><text:span text:style-name="T1">...</text:span></text:p>
        </draw:rect>
        <draw:rect draw:style-name="gr4" draw:text-style-name="P5" draw:layer="layout" svg:width="1cm" svg:height="1cm" svg:x="17.153cm" svg:y="9.125cm">
          <text:p text:style-name="P9"><text:span text:style-name="T1">99</text:span></text:p>
        </draw:rect>
        <draw:connector draw:style-name="gr5" draw:text-style-name="P1" draw:layer="layout" draw:type="line" svg:x1="13.528cm" svg:y1="7.125cm" svg:x2="17.153cm" svg:y2="9cm" draw:start-shape="id72" draw:start-glue-point="2" draw:end-shape="id73" draw:end-glue-point="0">
          <text:p/>
        </draw:connector>
        <draw:rect draw:style-name="gr4" draw:text-style-name="P5" draw:id="id68" draw:layer="layout" svg:width="1cm" svg:height="1cm" svg:x="11cm" svg:y="6.125cm">
          <text:p text:style-name="P9"><text:span text:style-name="T1">38</text:span></text:p>
        </draw:rect>
        <draw:rect draw:style-name="gr4" draw:text-style-name="P5" draw:id="id70" draw:layer="layout" svg:width="1cm" svg:height="1cm" svg:x="12cm" svg:y="6.125cm">
          <text:p text:style-name="P9"><text:span text:style-name="T1">58</text:span></text:p>
        </draw:rect>
        <draw:rect draw:style-name="gr4" draw:text-style-name="P11" draw:layer="layout" svg:width="1cm" svg:height="1cm" svg:x="6.25cm" svg:y="9.125cm">
          <text:p text:style-name="P11">37</text:p>
        </draw:rect>
        <draw:rect draw:style-name="gr1" draw:text-style-name="P1" draw:id="id75" draw:layer="layout" svg:width="4.25cm" svg:height="1.25cm" svg:x="4.25cm" svg:y="14.5cm">
          <text:p/>
        </draw:rect>
        <draw:rect draw:style-name="gr1" draw:text-style-name="P1" draw:id="id77" draw:layer="layout" svg:width="4.25cm" svg:height="1.25cm" svg:x="9.25cm" svg:y="14.5cm">
          <text:p/>
        </draw:rect>
        <draw:rect draw:style-name="gr1" draw:text-style-name="P1" draw:id="id79" draw:layer="layout" svg:width="4.194cm" svg:height="1.25cm" svg:x="14.681cm" svg:y="14.5cm">
          <text:p/>
        </draw:rect>
        <draw:rect draw:style-name="gr1" draw:text-style-name="P1" draw:layer="layout" svg:width="3.25cm" svg:height="1.25cm" svg:x="10.528cm" svg:y="11.5cm">
          <text:p/>
        </draw:rect>
        <draw:connector draw:style-name="gr5" draw:text-style-name="P1" draw:layer="layout" draw:type="line" svg:x1="11.125cm" svg:y1="12.625cm" svg:x2="6.375cm" svg:y2="14.5cm" draw:start-shape="id74" draw:start-glue-point="2" draw:end-shape="id75" draw:end-glue-point="0">
          <text:p/>
        </draw:connector>
        <draw:rect draw:style-name="gr4" draw:text-style-name="P5" draw:layer="layout" svg:width="1cm" svg:height="1cm" svg:x="12.375cm" svg:y="14.625cm">
          <text:p text:style-name="P9"><text:span text:style-name="T1">!</text:span></text:p>
        </draw:rect>
        <draw:rect draw:style-name="gr4" draw:text-style-name="P5" draw:layer="layout" svg:width="1cm" svg:height="1cm" svg:x="7.375cm" svg:y="14.625cm">
          <text:p text:style-name="P9"><text:span text:style-name="T1">!</text:span></text:p>
        </draw:rect>
        <draw:rect draw:style-name="gr4" draw:text-style-name="P5" draw:id="id78" draw:layer="layout" svg:width="1cm" svg:height="1cm" svg:x="12.653cm" svg:y="11.625cm">
          <text:p text:style-name="P9"><text:span text:style-name="T1">!</text:span></text:p>
        </draw:rect>
        <draw:rect draw:style-name="gr4" draw:text-style-name="P5" draw:layer="layout" svg:width="1cm" svg:height="1cm" svg:x="17.75cm" svg:y="14.625cm">
          <text:p text:style-name="P9"><text:span text:style-name="T1">!</text:span></text:p>
        </draw:rect>
        <draw:rect draw:style-name="gr4" draw:text-style-name="P5" draw:layer="layout" svg:width="1cm" svg:height="1cm" svg:x="9.403cm" svg:y="14.625cm">
          <text:p text:style-name="P9"><text:span text:style-name="T1">47</text:span></text:p>
        </draw:rect>
        <draw:rect draw:style-name="gr4" draw:text-style-name="P5" draw:layer="layout" svg:width="1cm" svg:height="1cm" svg:x="10.403cm" svg:y="14.625cm">
          <text:p text:style-name="P9"><text:span text:style-name="T1">...</text:span></text:p>
        </draw:rect>
        <draw:rect draw:style-name="gr4" draw:text-style-name="P5" draw:layer="layout" svg:width="1cm" svg:height="1cm" svg:x="11.403cm" svg:y="14.625cm">
          <text:p text:style-name="P9"><text:span text:style-name="T1">57</text:span></text:p>
        </draw:rect>
        <draw:connector draw:style-name="gr5" draw:text-style-name="P1" draw:layer="layout" draw:type="line" svg:x1="12.125cm" svg:y1="12.625cm" svg:x2="11.375cm" svg:y2="14.5cm" draw:start-shape="id76" draw:start-glue-point="2" draw:end-shape="id77" draw:end-glue-point="0">
          <text:p/>
        </draw:connector>
        <draw:rect draw:style-name="gr4" draw:text-style-name="P5" draw:layer="layout" svg:width="1cm" svg:height="1cm" svg:x="14.778cm" svg:y="14.625cm">
          <text:p text:style-name="P9"><text:span text:style-name="T1">59</text:span></text:p>
        </draw:rect>
        <draw:rect draw:style-name="gr4" draw:text-style-name="P5" draw:layer="layout" svg:width="1cm" svg:height="1cm" svg:x="15.778cm" svg:y="14.625cm">
          <text:p text:style-name="P9"><text:span text:style-name="T1">...</text:span></text:p>
        </draw:rect>
        <draw:rect draw:style-name="gr4" draw:text-style-name="P5" draw:layer="layout" svg:width="1cm" svg:height="1cm" svg:x="16.778cm" svg:y="14.625cm">
          <text:p text:style-name="P9"><text:span text:style-name="T1">99</text:span></text:p>
        </draw:rect>
        <draw:connector draw:style-name="gr5" draw:text-style-name="P1" draw:layer="layout" draw:type="line" svg:x1="13.153cm" svg:y1="12.625cm" svg:x2="16.778cm" svg:y2="14.5cm" draw:start-shape="id78" draw:start-glue-point="2" draw:end-shape="id79" draw:end-glue-point="0">
          <text:p/>
        </draw:connector>
        <draw:rect draw:style-name="gr4" draw:text-style-name="P5" draw:id="id74" draw:layer="layout" svg:width="1cm" svg:height="1cm" svg:x="10.625cm" svg:y="11.625cm">
          <text:p text:style-name="P9"><text:span text:style-name="T1">46</text:span></text:p>
        </draw:rect>
        <draw:rect draw:style-name="gr4" draw:text-style-name="P5" draw:id="id76" draw:layer="layout" svg:width="1cm" svg:height="1cm" svg:x="11.625cm" svg:y="11.625cm">
          <text:p text:style-name="P9"><text:span text:style-name="T1">58</text:span></text:p>
        </draw:rect>
        <draw:rect draw:style-name="gr4" draw:text-style-name="P11" draw:layer="layout" svg:width="1cm" svg:height="1cm" svg:x="6.375cm" svg:y="14.625cm">
          <text:p text:style-name="P10"><text:span text:style-name="T1">45</text:span></text:p>
        </draw:rect>
        <draw:rect draw:style-name="gr4" draw:text-style-name="P11" draw:layer="layout" svg:width="1cm" svg:height="1cm" svg:x="4.375cm" svg:y="14.625cm">
          <text:p text:style-name="P10"><text:span text:style-name="T1">37</text:span></text:p>
        </draw:rect>
        <draw:rect draw:style-name="gr4" draw:text-style-name="P11" draw:layer="layout" svg:width="1cm" svg:height="1cm" svg:x="5.375cm" svg:y="14.625cm">
          <text:p text:style-name="P10"><text:span text:style-name="T1">...</text:span></text:p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1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, 'Times New Roman', 'Nimbus Roman No9 L', 'Luxi Serif', 'Bitstream Vera Serif', Times, 'Lucida Serif', 'Lucida Bright', Timmons, 'New York', Serif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, Lucidasans, 'Lucida Sans', 'Arial Unicode MS', 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, Lucidasans, 'Lucida Sans', 'Arial Unicode MS', 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Tahoma, Lucidasans, 'Lucida Sans', 'Arial Unicode MS', 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, Lucidasans, 'Lucida Sans', 'Arial Unicode MS', 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Tahoma, Lucidasans, 'Lucida Sans', 'Arial Unicode MS', 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, Lucidasans, 'Lucida Sans', 'Arial Unicode MS', 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5</text:page-number></text:span></text:p>
        </draw:text-box>
      </draw:frame>
      <draw:page-thumbnail draw:layer="backgroundobjects" svg:width="5.939cm" svg:height="4.199cm" svg:x="2.97cm" svg:y="4.144cm" draw:page-number="1"/>
      <draw:page-thumbnail draw:layer="backgroundobjects" svg:width="5.939cm" svg:height="4.199cm" svg:x="11.88cm" svg:y="4.144cm"/>
      <draw:page-thumbnail draw:layer="backgroundobjects" svg:width="5.939cm" svg:height="4.199cm" svg:x="20.79cm" svg:y="4.144cm"/>
      <draw:page-thumbnail draw:layer="backgroundobjects" svg:width="5.939cm" svg:height="4.199cm" svg:x="2.97cm" svg:y="12.645cm"/>
      <draw:page-thumbnail draw:layer="backgroundobjects" svg:width="5.939cm" svg:height="4.199cm" svg:x="11.88cm" svg:y="12.645cm"/>
      <draw:page-thumbnail draw:layer="backgroundobjects" svg:width="5.939cm" svg:height="4.199cm" svg:x="20.79cm" svg:y="12.64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8cm" svg:height="3.506cm" svg:x="1.4cm" svg:y="0.835cm" presentation:class="title" presentation:placeholder="true">
        <draw:text-box/>
      </draw:frame>
      <draw:frame presentation:style-name="Default-outline1" draw:layer="backgroundobjects" svg:width="25.198cm" svg:height="13.86cm" svg:x="1.4cm" svg:y="4.912cm" presentation:class="outline" presentation:placeholder="true">
        <draw:text-box/>
      </draw:frame>
      <draw:frame presentation:style-name="pr1" draw:text-style-name="P2" draw:layer="backgroundobjects" svg:width="6.524cm" svg:height="1.448cm" svg:x="1.4cm" svg:y="19.129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3cm" svg:y="19.129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4cm" svg:height="1.448cm" svg:x="20.073cm" svg:y="19.129cm" presentation:class="page-number">
        <draw:text-box>
          <text:p text:style-name="P4"><text:span text:style-name="T1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2$Linux OpenOffice.org_project/680m112$Build-8929</meta:generator>
    <meta:creation-date>2005-07-01T01:49:07</meta:creation-date>
    <dc:date>2005-07-19T16:29:10</dc:date>
    <dc:language>en-US</dc:language>
    <meta:editing-cycles>28</meta:editing-cycles>
    <meta:editing-duration>P4DT16H24M0S</meta:editing-duration>
    <meta:user-defined meta:name="Info 1"/>
    <meta:user-defined meta:name="Info 2"/>
    <meta:user-defined meta:name="Info 3"/>
    <meta:user-defined meta:name="Info 4"/>
    <meta:document-statistic meta:object-count="295"/>
  </office:meta>
</office:document-meta>
</file>